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JSONStringif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JSONStringify</text:h>
                    <text:list>
                        <text:list-item>
                            <text:h text:style-name="Heading_20_2" text:outline-level="2">Description</text:h>
                        </text:list-item>
                    </text:list>
                </text:list-item>
            </text:list>

            <text:p text:style-name="Standard"><text:span>Converts the Flow </text:span><text:span text:style-name="backtick">Value</text:span><text:span> to a JSON string and sends it to the </text:span><text:span text:style-name="backtick">result</text:span><text:span> output.</text:span></text:p><text:p text:style-name="Standard"/>

            
                <text:list xml:id="list_JSONStringify2" text:continue-numbering="true" text:continue-list="list_JSONStringif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JSONStringify6"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Flow value that will be converted into a JSON string.</text:span></text:p><text:p text:style-name="Standard"/>,
                                            <text:list xml:id="list_JSONStringify7" text:continue-numbering="true" text:continue-list="list_JSONStringify6" text:style-name="Outline">
                                                <text:list-item>
                                                    <text:list>
                                                        <text:list-item>
                                                            <text:list>
                                                                <text:list-item>
                                                                    <text:h text:style-name="Heading_20_3" text:outline-level="3">
                                                                        Indentation
                                                                        <text:s text:c="4"/>
                                                                        <text:span text:style-name="T2">EXPRESSION (integer)</text:span>
                                                                    </text:h>
                                                                </text:list-item>
                                                            </text:list>
                                                        </text:list-item>
                                                    </text:list>
                                                </text:list-item>
                                            </text:list>
                                            <text:p text:style-name="Standard"><text:span>The indentation to be used in the generated JSON string.</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JSONStringify8" text:continue-numbering="true" text:continue-list="list_JSONStringify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JSONStringify9" text:continue-numbering="true" text:continue-list="list_JSONStringify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JSONStringify10" text:continue-numbering="true" text:continue-list="list_JSONStringify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JSONStringify11" text:continue-numbering="true" text:continue-list="list_JSONStringify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JSONStringify12" text:continue-numbering="true" text:continue-list="list_JSONStringify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JSONStringify3" text:continue-numbering="true" text:continue-list="list_JSONStringify2" text:style-name="Outline">
                    <text:list-item>
                        <text:list>
                            <text:list-item>
                                <text:h text:style-name="Heading_20_2" text:outline-level="2">Inputs</text:h>
                            </text:list-item>
                        </text:list>
                    </text:list-item>
                </text:list>

                
                            <text:list xml:id="list_JSONStringify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JSONStringify4" text:continue-numbering="true" text:continue-list="list_JSONStringify3" text:style-name="Outline">
                    <text:list-item>
                        <text:list>
                            <text:list-item>
                                <text:h text:style-name="Heading_20_2" text:outline-level="2">Outputs</text:h>
                            </text:list-item>
                        </text:list>
                    </text:list-item>
                </text:list>

                
                            <text:list xml:id="list_JSONStringify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JSONStringify15"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ext:span>The constructed JSON string is sent through this output.</text:span></text:p><text:p text:style-name="Standard"/>


            
                    <text:list xml:id="list_JSONStringify5" text:continue-numbering="true" text:continue-list="list_JSONStringify4" text:style-name="Outline">
                        <text:list-item>
                            <text:list>
                                <text:list-item>
                                    <text:h text:style-name="Heading_20_2" text:outline-level="2">Examples</text:h>
                                </text:list-item>
                            </text:list>
                        </text:list-item>
                    </text:list>
                    <text:p text:style-name="Standard"/>
                    <text:list xml:id="list_JSONStringify16" text:style-name="List_20_1">
                    <text:list-item>
                            <text:p text:style-name="List_20_1_20_Start">
                            <text:span><text:span text:style-name="T1">JSON</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